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2b5a"/>
    </style:style>
    <style:style style:name="P2" style:family="paragraph" style:parent-style-name="Standard">
      <style:text-properties fo:font-style="normal" officeooo:paragraph-rsid="001cba87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1cba87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24a7e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style="normal" officeooo:paragraph-rsid="0024a7ee" style:font-size-asian="14pt" style:font-style-asian="normal" style:font-size-complex="14pt" style:font-style-complex="normal"/>
    </style:style>
    <style:style style:name="P8" style:family="paragraph" style:parent-style-name="Standard">
      <style:text-properties style:font-name="Liberation Serif" fo:font-size="14pt" fo:font-style="normal" officeooo:paragraph-rsid="001cba87" style:font-size-asian="14pt" style:font-style-asian="normal" style:font-size-complex="14pt" style:font-style-complex="normal"/>
    </style:style>
    <style:style style:name="P9" style:family="paragraph" style:parent-style-name="Standard">
      <style:text-properties style:font-name="Liberation Serif" fo:font-size="14pt" officeooo:paragraph-rsid="001b2b5a" style:font-size-asian="14pt" style:font-size-complex="14pt"/>
    </style:style>
    <style:style style:name="P10" style:family="paragraph" style:parent-style-name="Standard">
      <style:text-properties style:font-name="Liberation Serif" fo:font-size="14pt" fo:font-style="italic" officeooo:paragraph-rsid="001b2b5a" style:font-size-asian="14pt" style:font-style-asian="italic" style:font-size-complex="14pt" style:font-style-complex="italic"/>
    </style:style>
    <style:style style:name="P11" style:family="paragraph" style:parent-style-name="Standard">
      <style:text-properties officeooo:paragraph-rsid="001cba87"/>
    </style:style>
    <style:style style:name="P12" style:family="paragraph" style:parent-style-name="Standard">
      <style:text-properties officeooo:paragraph-rsid="001d5672"/>
    </style:style>
    <style:style style:name="P13" style:family="paragraph" style:parent-style-name="Standard">
      <style:paragraph-properties fo:text-align="start" style:justify-single-word="false"/>
      <style:text-properties officeooo:paragraph-rsid="0024a7ee"/>
    </style:style>
    <style:style style:name="P14" style:family="paragraph" style:parent-style-name="Standard">
      <style:paragraph-properties fo:text-align="center" style:justify-single-word="false"/>
      <style:text-properties officeooo:paragraph-rsid="0024a7ee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76cm 0.176cm"/>
      <style:text-properties style:font-name="Liberation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b2b5a"/>
    </style:style>
    <style:style style:name="T2" style:family="text">
      <style:text-properties fo:font-style="normal" officeooo:rsid="001b2b5a" style:font-style-asian="normal" style:font-style-complex="normal"/>
    </style:style>
    <style:style style:name="T3" style:family="text">
      <style:text-properties fo:font-style="normal" officeooo:rsid="001d5672" style:font-style-asian="normal" style:font-style-complex="normal"/>
    </style:style>
    <style:style style:name="T4" style:family="text">
      <style:text-properties fo:font-style="normal" officeooo:rsid="002bdf0f" style:font-style-asian="normal" style:font-style-complex="normal"/>
    </style:style>
    <style:style style:name="T5" style:family="text">
      <style:text-properties fo:font-style="normal" officeooo:rsid="001cba87" style:font-name-asian="Liberation Serif1" style:font-style-asian="normal" style:font-name-complex="Liberation Serif1" style:font-style-complex="normal"/>
    </style:style>
    <style:style style:name="T6" style:family="text">
      <style:text-properties style:font-name="Liberation Serif" fo:font-size="14pt" fo:font-style="normal" fo:font-weight="normal" officeooo:rsid="001cba87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7" style:family="text">
      <style:text-properties style:font-name="Liberation Serif" fo:font-size="14pt" fo:font-style="normal" fo:font-weight="normal" officeooo:rsid="0024a7e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8" style:family="text">
      <style:text-properties style:font-name="Liberation Serif" fo:font-size="14pt" fo:font-style="normal" fo:font-weight="normal" officeooo:rsid="0025783f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9" style:family="text">
      <style:text-properties style:font-name="Liberation Serif" fo:font-size="14pt" fo:font-style="normal" fo:font-weight="normal" officeooo:rsid="00293d69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10" style:family="text">
      <style:text-properties style:font-name="Liberation Serif" fo:font-size="14pt" fo:font-style="normal" fo:font-weight="normal" officeooo:rsid="0027468a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11" style:family="text">
      <style:text-properties style:font-name="Liberation Serif" fo:font-size="14pt" fo:font-style="normal" officeooo:rsid="001cba87" style:font-name-asian="Liberation Serif1" style:font-size-asian="14pt" style:font-style-asian="normal" style:font-name-complex="Liberation Serif1" style:font-size-complex="14pt" style:font-style-complex="normal"/>
    </style:style>
    <style:style style:name="T12" style:family="text">
      <style:text-properties style:font-name="Liberation Serif" fo:font-size="14pt" fo:font-style="normal" officeooo:rsid="0024a7ee" style:font-name-asian="Liberation Serif1" style:font-size-asian="14pt" style:font-style-asian="normal" style:font-name-complex="Liberation Serif1" style:font-size-complex="14pt" style:font-style-complex="normal"/>
    </style:style>
    <style:style style:name="T13" style:family="text">
      <style:text-properties style:font-name="Liberation Serif" fo:font-size="14pt" fo:font-style="normal" officeooo:rsid="001d6135" style:font-name-asian="Liberation Serif1" style:font-size-asian="14pt" style:font-style-asian="normal" style:font-name-complex="Liberation Serif1" style:font-size-complex="14pt" style:font-style-complex="normal"/>
    </style:style>
    <style:style style:name="T14" style:family="text">
      <style:text-properties style:font-name="Liberation Serif" fo:font-size="14pt" fo:font-style="normal" officeooo:rsid="001d5672" style:font-name-asian="Liberation Serif1" style:font-size-asian="14pt" style:font-style-asian="normal" style:font-name-complex="Liberation Serif1" style:font-size-complex="14pt" style:font-style-complex="normal"/>
    </style:style>
    <style:style style:name="T15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16" style:family="text">
      <style:text-properties style:font-name="Liberation Serif" fo:font-size="14pt" fo:font-style="normal" officeooo:rsid="001d5672" style:font-size-asian="14pt" style:font-style-asian="normal" style:font-size-complex="14pt" style:font-style-complex="normal"/>
    </style:style>
    <style:style style:name="T17" style:family="text">
      <style:text-properties style:font-name="Liberation Serif" fo:font-size="14pt" fo:font-style="normal" officeooo:rsid="001b2b5a" style:font-size-asian="14pt" style:font-style-asian="normal" style:font-size-complex="14pt" style:font-style-complex="normal"/>
    </style:style>
    <style:style style:name="T18" style:family="text">
      <style:text-properties style:font-name="Liberation Serif" fo:font-size="14pt" fo:font-style="normal" officeooo:rsid="001ef1bb" style:font-size-asian="14pt" style:font-style-asian="normal" style:font-size-complex="14pt" style:font-style-complex="normal"/>
    </style:style>
    <style:style style:name="T19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0" style:family="text">
      <style:text-properties style:font-name="Liberation Serif" fo:font-size="14pt" fo:font-style="italic" officeooo:rsid="001cba87" style:font-size-asian="14pt" style:font-style-asian="italic" style:font-size-complex="14pt" style:font-style-complex="italic"/>
    </style:style>
    <style:style style:name="T21" style:family="text">
      <style:text-properties style:font-name="Liberation Serif" fo:font-size="14pt" fo:font-style="italic" officeooo:rsid="001d5672" style:font-size-asian="14pt" style:font-style-asian="italic" style:font-size-complex="14pt" style:font-style-complex="italic"/>
    </style:style>
    <style:style style:name="T22" style:family="text">
      <style:text-properties officeooo:rsid="001d5672"/>
    </style:style>
    <style:style style:name="T23" style:family="text">
      <style:text-properties officeooo:rsid="001cba87" style:font-name-asian="Liberation Serif1" style:font-name-complex="Liberation Serif1"/>
    </style:style>
    <style:style style:name="T24" style:family="text">
      <style:text-properties fo:font-size="14pt" fo:font-style="italic" officeooo:rsid="001cba87" style:font-name-asian="Liberation Serif1" style:font-size-asian="14pt" style:font-style-asian="italic" style:font-name-complex="Liberation Serif1" style:font-size-complex="14pt" style:font-style-complex="italic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es valeurs du conditionnel présent</text:p>
      <text:p text:style-name="P6"/>
      <text:p text:style-name="P13"><text:span text:style-name="Emphasis"><text:span text:style-name="T6">► </text:span></text:span><text:span text:style-name="Emphasis"><text:span text:style-name="T7">Action </text:span></text:span><text:span text:style-name="Emphasis"><text:span text:style-name="T8">postérieure</text:span></text:span><text:span text:style-name="Emphasis"><text:span text:style-name="T7"> </text:span></text:span><text:span text:style-name="Emphasis"><text:span text:style-name="T8">à une autre </text:span></text:span><text:span text:style-name="Emphasis"><text:span text:style-name="T7">dans un contexte passé</text:span></text:span></text:p>
      <text:p text:style-name="P5"><text:span text:style-name="Emphasis"><text:span text:style-name="T24"><text:tab/></text:span></text:span><text:span text:style-name="T25">Il a dit qu'il irait se laver les dents dès qu'il aurait fini de manger.</text:span></text:p>
      <text:p text:style-name="P7"/>
      <text:p text:style-name="P9"><text:span text:style-name="T5">► </text:span><text:span text:style-name="T2">Expression d’une </text:span><text:span text:style-name="T4">hypothèse</text:span><text:span text:style-name="T2"> </text:span><text:span text:style-name="T3">en rapport avec le futur</text:span><text:span text:style-name="T2"> : </text:span><text:span text:style-name="T3">le fait est présenté comme irréalisable</text:span></text:p>
      <text:p text:style-name="P10"><text:span text:style-name="T1"><text:tab/></text:span>Ah ! si j’étais riche, je bâtirais un vrai palais.</text:p>
      <text:p text:style-name="P10"/>
      <text:p text:style-name="P11"><text:span text:style-name="Emphasis"><text:span text:style-name="T11">► </text:span></text:span><text:span text:style-name="Emphasis"><text:span text:style-name="T15">Un souhait ou un regret </text:span></text:span><text:span text:style-name="Emphasis"><text:span text:style-name="T16">concernant le futur</text:span></text:span><text:span text:style-name="Emphasis"><text:span text:style-name="T15">. Ce souhait est souvent exprimé à l'aide des verbes aimer et vouloir. <text:s/></text:span></text:span><text:span text:style-name="Emphasis"><text:span text:style-name="T17">La condition est sous-entendue</text:span></text:span></text:p>
      <text:p text:style-name="P1"><text:span text:style-name="T19"><text:tab/></text:span><text:span text:style-name="Emphasis"><text:span text:style-name="T19">J'aimerais faire le tour du mont Blanc.</text:span></text:span><text:span text:style-name="T19"> </text:span></text:p>
      <text:p text:style-name="P10"/>
      <text:p text:style-name="P8"><text:span text:style-name="T23">► </text:span>Une demande polie ou un conseil atténué <text:span text:style-name="T22">concernant le futur.</text:span> </text:p>
      <text:p text:style-name="Standard"><text:span text:style-name="Emphasis"><text:span text:style-name="T19"><text:tab/>Voudriez-vous débarrasser la table ?</text:span></text:span></text:p>
      <text:p text:style-name="Standard"><text:span text:style-name="Emphasis"><text:span text:style-name="T19"/></text:span></text:p>
      <text:p text:style-name="P11"><text:span text:style-name="Emphasis"><text:span text:style-name="T11">► </text:span></text:span><text:span text:style-name="Emphasis"><text:span text:style-name="T15">Une information incertaine </text:span></text:span><text:span text:style-name="Emphasis"><text:span text:style-name="T16">concernant le </text:span></text:span><text:span text:style-name="Emphasis"><text:span text:style-name="T18">futur</text:span></text:span><text:span text:style-name="Emphasis"><text:span text:style-name="T15">. Cet emploi est fréquent dans la presse. </text:span></text:span></text:p>
      <text:p text:style-name="P11"><text:span text:style-name="Emphasis"><text:span text:style-name="T19"><text:tab/>La neige paralys</text:span></text:span><text:span text:style-name="Emphasis"><text:span text:style-name="T20">erait</text:span></text:span><text:span text:style-name="Emphasis"><text:span text:style-name="T19"> le trafic aérien. </text:span></text:span></text:p>
      <text:p text:style-name="P2"><text:span text:style-name="Emphasis"><text:span text:style-name="T19"/></text:span></text:p>
      <text:p text:style-name="P2"><text:span text:style-name="Emphasis"><text:span text:style-name="T19"/></text:span></text:p>
      <text:p text:style-name="P2"><text:span text:style-name="Emphasis"><text:span text:style-name="T19"/></text:span></text:p>
      <text:p text:style-name="P15">Les valeurs du conditionnel passé</text:p>
      <text:p text:style-name="P3"><text:span text:style-name="Emphasis"><text:span text:style-name="T12"/></text:span></text:p>
      <text:p text:style-name="P13"><text:span text:style-name="Emphasis"><text:span text:style-name="T6">► </text:span></text:span><text:span text:style-name="Emphasis"><text:span text:style-name="T7">Action </text:span></text:span><text:span text:style-name="Emphasis"><text:span text:style-name="T9">antérieure</text:span></text:span><text:span text:style-name="Emphasis"><text:span text:style-name="T8"> à une action </text:span></text:span><text:span text:style-name="Emphasis"><text:span text:style-name="T10">exprimée au conditionnel présent</text:span></text:span></text:p>
      <text:p text:style-name="P5"><text:span text:style-name="Emphasis"><text:span text:style-name="T24"><text:tab/></text:span></text:span><text:span text:style-name="T25">Il a dit qu'il irait se laver les dents dès qu'il aurait fini de manger.</text:span></text:p>
      <text:p text:style-name="P14"><text:span text:style-name="Emphasis"><text:span text:style-name="T11"/></text:span></text:p>
      <text:p text:style-name="P11"><text:span text:style-name="Emphasis"><text:span text:style-name="T11">► </text:span></text:span><text:span text:style-name="Emphasis"><text:span text:style-name="T15">Une information incertaine </text:span></text:span><text:span text:style-name="Emphasis"><text:span text:style-name="T16">concernant le passé</text:span></text:span><text:span text:style-name="Emphasis"><text:span text:style-name="T15">. Cet emploi est fréquent dans la presse. </text:span></text:span></text:p>
      <text:p text:style-name="P11"><text:span text:style-name="Emphasis"><text:span text:style-name="T19"><text:tab/>La neige aurait paralysé le trafic aérien. </text:span></text:span></text:p>
      <text:p text:style-name="P11"><text:span text:style-name="Emphasis"><text:span text:style-name="T19"/></text:span></text:p>
      <text:p text:style-name="P12"><text:span text:style-name="Emphasis"><text:span text:style-name="T11">► </text:span></text:span><text:span text:style-name="Emphasis"><text:span text:style-name="T13">Un souhait ou un regret</text:span></text:span><text:span text:style-name="Emphasis"><text:span text:style-name="T14"> concernant le passé.</text:span></text:span></text:p>
      <text:p text:style-name="P12"><text:span text:style-name="Emphasis"><text:span text:style-name="T19"><text:tab/></text:span></text:span><text:span text:style-name="Emphasis"><text:span text:style-name="T21">J’aurais dû te le dire plus tôt.</text:span></text:span></text:p>
      <text:p text:style-name="P4"><text:span text:style-name="Emphasis"><text:span text:style-name="T15"/></text:span></text:p>
      <text:p text:style-name="P4"><text:span text:style-name="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2:57:41.222000000</meta:creation-date>
    <dc:date>2020-09-19T10:04:59.855832959</dc:date>
    <meta:editing-duration>PT31M52S</meta:editing-duration>
    <meta:editing-cycles>14</meta:editing-cycles>
    <meta:generator>LibreOffice/6.0.7.3$Linux_X86_64 LibreOffice_project/00m0$Build-3</meta:generator>
    <meta:print-date>2020-09-18T13:28:53.968000000</meta:print-date>
    <meta:document-statistic meta:table-count="0" meta:image-count="0" meta:object-count="0" meta:page-count="1" meta:paragraph-count="18" meta:word-count="191" meta:character-count="1112" meta:non-whitespace-character-count="924"/>
  </office:meta>
</office:document-meta>
</file>